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685" draw:textarea-horizontal-align="justify" draw:textarea-vertical-align="middle" draw:auto-grow-height="false" fo:min-height="2.75cm" fo:min-width="3.7cm" draw:shadow="visible"/>
    </style:style>
    <style:style style:name="gr2" style:family="graphic" style:parent-style-name="standard">
      <style:graphic-properties draw:fill="solid" draw:fill-color="#ed1c24" draw:textarea-horizontal-align="justify" draw:textarea-vertical-align="middle" draw:auto-grow-height="false" fo:min-height="2.75cm" fo:min-width="3.5cm" draw:shadow="visible"/>
    </style:style>
    <style:style style:name="gr3" style:family="graphic" style:parent-style-name="standard">
      <style:graphic-properties draw:fill="solid" draw:fill-color="#bd7cb5" draw:textarea-horizontal-align="justify" draw:textarea-vertical-align="middle" draw:auto-grow-height="false" fo:min-height="2.75cm" fo:min-width="3.5cm" draw:shadow="visible"/>
    </style:style>
    <style:style style:name="gr4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cm"/>
    </style:style>
    <style:style style:name="gr9" style:family="graphic" style:parent-style-name="standard">
      <style:graphic-properties draw:textarea-horizontal-align="justify" draw:textarea-vertical-align="middle" draw:auto-grow-height="false" fo:min-height="1.704cm" fo:min-width="4.434cm"/>
    </style:style>
    <style:style style:name="gr10" style:family="graphic" style:parent-style-name="standard">
      <style:graphic-properties draw:stroke="dash" draw:stroke-dash="Fine_20_Dashed" svg:stroke-width="0.2cm" svg:stroke-color="#3465a4" draw:marker-start-width="0.5cm" draw:marker-end-width="0.5cm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dash" draw:stroke-dash="Fine_20_Dashed" svg:stroke-width="0.05cm" svg:stroke-color="#3465a4" draw:marker-start-width="0.355cm" draw:marker-end-width="0.355cm" draw:fill="solid" draw:fill-color="#cccccc" draw:textarea-horizontal-align="justify" draw:textarea-vertical-align="middle" draw:auto-grow-height="false" fo:min-height="2.7cm" fo:min-width="4.333cm" fo:padding-top="0.15cm" fo:padding-bottom="0.15cm" fo:padding-left="0.275cm" fo:padding-right="0.275cm" draw:shadow="visib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4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685"/>
      <style:paragraph-properties fo:text-align="center"/>
    </style:style>
    <style:style style:name="P3" style:family="paragraph">
      <loext:graphic-properties draw:fill="solid" draw:fill-color="#ed1c24"/>
      <style:paragraph-properties fo:text-align="center"/>
      <style:text-properties fo:font-size="32pt" style:font-size-asian="32pt" style:font-size-complex="32pt"/>
    </style:style>
    <style:style style:name="P4" style:family="paragraph">
      <loext:graphic-properties draw:fill="solid" draw:fill-color="#bd7cb5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cccccc"/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2cm" svg:height="3cm" svg:x="2.3cm" svg:y="4.942cm">
          <draw:glue-point draw:id="4" svg:x="3.5cm" svg:y="5cm"/>
          <draw:glue-point draw:id="5" svg:x="2.417cm" svg:y="-5cm"/>
          <text:p text:style-name="P1">MEMORY</text:p>
          <text:p text:style-name="P1">SUBSYSTEM 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cm" svg:height="3cm" svg:x="9.817cm" svg:y="4.942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4cm" svg:height="3cm" svg:x="27.6cm" svg:y="2cm">
          <text:p text:style-name="P1">UAR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817cm" svg:y1="6.442cm" svg:x2="6.5cm" svg:y2="6.442cm" draw:start-shape="id1" draw:start-glue-point="3" draw:end-shape="id2" draw:end-glue-point="1" svg:d="M9817 6442h-3317" svg:viewBox="0 0 3318 1">
          <text:p/>
        </draw:connector>
        <draw:connector draw:style-name="gr4" draw:text-style-name="P1" draw:layer="layout" svg:x1="13.817cm" svg:y1="6.442cm" svg:x2="16.763cm" svg:y2="6.409cm" draw:start-shape="id1" draw:start-glue-point="1" draw:end-shape="id3" draw:end-glue-point="5" svg:d="M13817 6442h1573v-33h1373" svg:viewBox="0 0 2947 34">
          <text:p/>
        </draw:connector>
        <draw:connector draw:style-name="gr4" draw:text-style-name="P1" draw:layer="layout" svg:x1="18.717cm" svg:y1="4.972cm" svg:x2="22.563cm" svg:y2="4.975cm" draw:start-shape="id3" draw:start-glue-point="8" draw:end-shape="id4" draw:end-glue-point="5" svg:d="M18717 4972h1923v3h1923" svg:viewBox="0 0 3847 4">
          <text:p/>
        </draw:connector>
        <draw:connector draw:style-name="gr4" draw:text-style-name="P1" draw:layer="layout" svg:x1="27.6cm" svg:y1="3.5cm" svg:x2="24.517cm" svg:y2="3.54cm" draw:start-shape="id5" draw:start-glue-point="3" draw:end-shape="id4" draw:end-glue-point="8" svg:d="M27600 3500h-1541v40h-1542" svg:viewBox="0 0 3084 41">
          <text:p/>
        </draw:connector>
        <draw:frame draw:style-name="gr5" draw:text-style-name="P5" xml:id="id7" draw:id="id7" draw:layer="layout" svg:width="2.437cm" svg:height="0.962cm" svg:x="33.263cm" svg:y="3cm">
          <draw:text-box>
            <text:p text:style-name="P1">RS232</text:p>
          </draw:text-box>
        </draw:frame>
        <draw:frame draw:style-name="gr6" draw:text-style-name="P5" draw:layer="layout" svg:width="4.625cm" svg:height="1.673cm" svg:x="6.517cm" svg:y="4.742cm">
          <draw:text-box>
            <text:p>INSTRUC.</text:p>
            <text:p text:style-name="P1">BUS</text:p>
          </draw:text-box>
        </draw:frame>
        <draw:frame draw:style-name="gr7" draw:text-style-name="P5" draw:layer="layout" svg:width="3.038cm" svg:height="1.673cm" svg:x="13.979cm" svg:y="4.742cm">
          <draw:text-box>
            <text:p>DATA</text:p>
            <text:p text:style-name="P1">BUS</text:p>
          </draw:text-box>
        </draw:frame>
        <draw:frame draw:style-name="gr8" draw:text-style-name="P5" draw:layer="layout" svg:width="6.56cm" svg:height="0.962cm" svg:x="11.317cm" svg:y="11.742cm">
          <draw:text-box>
            <text:p>MEMORY DATA BUS</text:p>
          </draw:text-box>
        </draw:frame>
        <draw:custom-shape draw:style-name="gr9" draw:text-style-name="P1" xml:id="id4" draw:id="id4" draw:layer="layout" svg:width="4.934cm" svg:height="1.954cm" draw:transform="rotate (1.5707963267949) translate (22.563cm 7.442cm)">
          <draw:glue-point draw:id="8" svg:x="5cm" svg:y="-2.91cm"/>
          <draw:glue-point draw:id="9" svg:x="4.902cm" svg:y="2.975cm"/>
          <draw:glue-point draw:id="10" svg:x="5cm" svg:y="-3.917cm"/>
          <text:p text:style-name="P1">SPLIT</text:p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xml:id="id3" draw:id="id3" draw:layer="layout" svg:width="4.934cm" svg:height="1.954cm" draw:transform="rotate (1.5707963267949) translate (16.763cm 8.876cm)">
          <draw:glue-point draw:id="8" svg:x="5.005cm" svg:y="-2.914cm"/>
          <draw:glue-point draw:id="9" svg:x="4.912cm" svg:y="2.979cm"/>
          <text:p text:style-name="P1">SPLIT</text:p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0" draw:text-style-name="P1" draw:layer="layout" draw:line-skew="-1.05cm" svg:x1="29.3cm" svg:y1="10.6cm" svg:x2="24.497cm" svg:y2="6.442cm" draw:start-shape="id6" draw:start-glue-point="3" draw:end-shape="id4" draw:end-glue-point="9" svg:d="M29300 10600h-3454v-4158h-1349" svg:viewBox="0 0 4804 4159">
          <text:p/>
        </draw:connector>
        <draw:custom-shape draw:style-name="gr11" draw:text-style-name="P6" xml:id="id6" draw:id="id6" draw:layer="layout" svg:width="4.883cm" svg:height="3cm" svg:x="29.3cm" svg:y="9.1cm">
          <text:p text:style-name="P1">WSN-EM</text:p>
          <text:p text:style-name="P1">PERIPHERAL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2.065cm 2.799cm" svg:x1="4.4cm" svg:y1="7.942cm" svg:x2="18.699cm" svg:y2="7.878cm" draw:start-shape="id2" draw:start-glue-point="2" draw:end-shape="id3" draw:end-glue-point="9" svg:d="M4400 7942v3500h17617v-3564h-3318" svg:viewBox="0 0 17618 3565">
          <text:p/>
        </draw:connector>
        <draw:frame draw:style-name="gr12" draw:text-style-name="P5" draw:layer="layout" svg:width="4.943cm" svg:height="1.673cm" svg:x="19.117cm" svg:y="1.942cm">
          <draw:text-box>
            <text:p>PERIPHERALS</text:p>
            <text:p text:style-name="P1">BUS</text:p>
          </draw:text-box>
        </draw:frame>
        <draw:connector draw:style-name="gr4" draw:text-style-name="P1" draw:layer="layout" svg:x1="33.263cm" svg:y1="3.481cm" svg:x2="31.6cm" svg:y2="3.5cm" draw:start-shape="id7" draw:end-shape="id5" draw:end-glue-point="1" svg:d="M33263 3481h-731v19h-932" svg:viewBox="0 0 1664 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cm" fo:page-height="1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6T22:32:52.095278859</meta:creation-date>
    <dc:date>2020-07-31T21:48:00.740399185</dc:date>
    <meta:editing-duration>PT51M59S</meta:editing-duration>
    <meta:editing-cycles>12</meta:editing-cycles>
    <meta:generator>LibreOffice/6.0.7.3$Linux_X86_64 LibreOffice_project/00m0$Build-3</meta:generator>
    <meta:document-statistic meta:object-count="18"/>
  </office:meta>
</office:document-meta>
</file>